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est_compatibleWithJavaBean_boolean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i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compatibleWithJavaBean_boolean.test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ID( boolean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compatibleWithJavaBean_boolean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O.VO( boolean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